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9E0000012E3A8CA6DF.gif"/>
  <manifest:file-entry manifest:media-type="image/gif" manifest:full-path="Pictures/10000000000001C60000012F88D50F47.gif"/>
  <manifest:file-entry manifest:media-type="image/gif" manifest:full-path="Pictures/10000000000002590000012E632B5C6A.gif"/>
  <manifest:file-entry manifest:media-type="image/gif" manifest:full-path="Pictures/100002000000015C0000012EFD8AD61B.gif"/>
  <manifest:file-entry manifest:media-type="image/gif" manifest:full-path="Pictures/100000000000026000000131A3CFABDC.gif"/>
  <manifest:file-entry manifest:media-type="image/gif" manifest:full-path="Pictures/10000200000002630000013211567E63.gif"/>
  <manifest:file-entry manifest:media-type="image/gif" manifest:full-path="Pictures/10000000000001BF0000012F5762656F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opacity-name="Transparency_20_6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fo:min-height="13.9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style:text-outline="false" fo:font-family="Courier" style:font-family-generic="modern" style:font-pitch="fixed" fo:font-size="220pt" fo:text-shadow="1pt 1pt" fo:font-weight="bold" style:font-size-asian="220pt" style:font-weight-asian="bold" style:font-size-complex="220pt" style:font-weight-complex="bold" style:font-relief="none"/>
    </style:style>
    <style:style style:name="T1" style:family="text">
      <style:text-properties fo:color="#ffffff" style:text-outline="false" fo:font-family="Courier" style:font-family-generic="modern" style:font-pitch="fixed" fo:font-size="220pt" fo:text-shadow="1pt 1pt" fo:font-weight="bold" style:font-size-asian="220pt" style:font-weight-asian="bold" style:font-size-complex="220pt" style:font-weight-complex="bold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48cm" svg:height="7.594cm" svg:x="-2.558cm" svg:y="-0.27cm">
          <draw:image xlink:href="../gm-lgflag.gif" xlink:type="simple" xlink:show="embed" xlink:actuate="onLoad">
            <text:p/>
          </draw:image>
        </draw:frame>
        <draw:frame draw:style-name="gr1" draw:text-style-name="P1" draw:layer="layout" svg:width="11.391cm" svg:height="7.594cm" svg:x="17.549cm" svg:y="2.905cm">
          <draw:image xlink:href="../rs-lgflag.gif" xlink:type="simple" xlink:show="embed" xlink:actuate="onLoad">
            <text:p/>
          </draw:image>
        </draw:frame>
        <draw:frame draw:style-name="gr1" draw:text-style-name="P1" draw:layer="layout" svg:width="11.431cm" svg:height="6.959cm" svg:x="14.3cm" svg:y="14.026cm">
          <draw:image xlink:href="../sf-lgflag.gif" xlink:type="simple" xlink:show="embed" xlink:actuate="onLoad">
            <text:p/>
          </draw:image>
        </draw:frame>
        <draw:frame draw:style-name="gr1" draw:text-style-name="P1" draw:layer="layout" svg:width="13.335cm" svg:height="6.678cm" svg:x="15.605cm" svg:y="-0.27cm">
          <draw:image xlink:href="Pictures/10000000000001C60000012F88D50F47.gif" xlink:type="simple" xlink:show="embed" xlink:actuate="onLoad">
            <text:p/>
          </draw:image>
        </draw:frame>
        <draw:frame draw:style-name="gr1" draw:text-style-name="P1" draw:layer="layout" svg:width="7.609cm" svg:height="3.81cm" svg:x="-0.894cm" svg:y="16.875cm">
          <draw:image xlink:href="Pictures/10000200000002630000013211567E63.gif" xlink:type="simple" xlink:show="embed" xlink:actuate="onLoad">
            <text:p/>
          </draw:image>
        </draw:frame>
        <draw:frame draw:style-name="gr1" draw:text-style-name="P1" draw:layer="layout" svg:width="4.077cm" svg:height="2.974cm" svg:x="8.62cm" svg:y="7.35cm">
          <draw:image xlink:href="Pictures/100002000000019E0000012E3A8CA6DF.gif" xlink:type="simple" xlink:show="embed" xlink:actuate="onLoad">
            <text:p/>
          </draw:image>
        </draw:frame>
        <draw:frame draw:style-name="gr1" draw:text-style-name="P1" draw:layer="layout" svg:width="6.719cm" svg:height="3.371cm" svg:x="-1.639cm" svg:y="10.194cm">
          <draw:image xlink:href="Pictures/100000000000026000000131A3CFABDC.gif" xlink:type="simple" xlink:show="embed" xlink:actuate="onLoad">
            <text:p/>
          </draw:image>
        </draw:frame>
        <draw:frame draw:style-name="gr1" draw:text-style-name="P1" draw:layer="layout" svg:width="7.596cm" svg:height="3.816cm" svg:x="0cm" svg:y="13.059cm">
          <draw:image xlink:href="Pictures/10000000000002590000012E632B5C6A.gif" xlink:type="simple" xlink:show="embed" xlink:actuate="onLoad">
            <text:p/>
          </draw:image>
        </draw:frame>
        <draw:frame draw:style-name="gr1" draw:text-style-name="P1" draw:layer="layout" svg:width="6.985cm" svg:height="4.677cm" svg:x="6.715cm" svg:y="13.091cm">
          <draw:image xlink:href="../fr-lgflag.gif" xlink:type="simple" xlink:show="embed" xlink:actuate="onLoad">
            <text:p/>
          </draw:image>
        </draw:frame>
        <draw:frame draw:style-name="gr1" draw:text-style-name="P1" draw:layer="layout" svg:width="11.43cm" svg:height="7.454cm" svg:x="7.985cm" svg:y="-0.27cm">
          <draw:image xlink:href="../gr-lgflag.gif" xlink:type="simple" xlink:show="embed" xlink:actuate="onLoad">
            <text:p/>
          </draw:image>
        </draw:frame>
        <draw:frame draw:style-name="gr1" draw:text-style-name="P1" draw:layer="layout" svg:width="7.62cm" svg:height="5.102cm" svg:x="-0.1cm" svg:y="20.663cm">
          <draw:image xlink:href="../ja-lgflag.gif" xlink:type="simple" xlink:show="embed" xlink:actuate="onLoad">
            <text:p/>
          </draw:image>
        </draw:frame>
        <draw:frame draw:style-name="gr1" draw:text-style-name="P1" draw:layer="layout" svg:width="11.416cm" svg:height="7.619cm" svg:x="19.429cm" svg:y="7.986cm">
          <draw:image xlink:href="../sp-lgflag.gif" xlink:type="simple" xlink:show="embed" xlink:actuate="onLoad">
            <text:p/>
          </draw:image>
        </draw:frame>
        <draw:frame draw:style-name="gr1" draw:text-style-name="P1" draw:layer="layout" svg:width="12.036cm" svg:height="7.62cm" svg:x="13.805cm" svg:y="19.315cm">
          <draw:image xlink:href="../sw-lgflag.gif" xlink:type="simple" xlink:show="embed" xlink:actuate="onLoad">
            <text:p/>
          </draw:image>
        </draw:frame>
        <draw:frame draw:style-name="gr1" draw:text-style-name="P1" draw:layer="layout" svg:width="7.594cm" svg:height="7.594cm" svg:x="12.333cm" svg:y="7.13cm">
          <draw:image xlink:href="../sz-lgflag.gif" xlink:type="simple" xlink:show="embed" xlink:actuate="onLoad">
            <text:p/>
          </draw:image>
        </draw:frame>
        <draw:frame draw:style-name="gr1" draw:text-style-name="P1" draw:layer="layout" svg:width="10.16cm" svg:height="6.887cm" svg:x="3.54cm" svg:y="6.715cm">
          <draw:image xlink:href="Pictures/10000000000001BF0000012F5762656F.gif" xlink:type="simple" xlink:show="embed" xlink:actuate="onLoad">
            <text:p/>
          </draw:image>
        </draw:frame>
        <draw:frame draw:style-name="gr1" draw:text-style-name="P1" draw:layer="layout" svg:width="5.963cm" svg:height="3.975cm" svg:x="6.432cm" svg:y="13.1cm">
          <draw:image xlink:href="../tw-lgflag.gif" xlink:type="simple" xlink:show="embed" xlink:actuate="onLoad">
            <text:p/>
          </draw:image>
        </draw:frame>
        <draw:frame draw:style-name="gr1" draw:text-style-name="P1" draw:layer="layout" svg:width="8.688cm" svg:height="4.563cm" svg:x="7.42cm" svg:y="21.015cm">
          <draw:image xlink:href="../us-lgflag.gif" xlink:type="simple" xlink:show="embed" xlink:actuate="onLoad">
            <text:p/>
          </draw:image>
        </draw:frame>
        <draw:frame draw:style-name="gr1" draw:text-style-name="P1" draw:layer="layout" svg:width="8.573cm" svg:height="5.715cm" svg:x="-3.075cm" svg:y="5.68cm">
          <draw:image xlink:href="../ts-lgflag.gif" xlink:type="simple" xlink:show="embed" xlink:actuate="onLoad">
            <text:p/>
          </draw:image>
        </draw:frame>
        <draw:frame draw:style-name="gr1" draw:text-style-name="P1" draw:layer="layout" svg:width="5.77cm" svg:height="5.007cm" svg:x="20.63cm" svg:y="21.393cm">
          <draw:image xlink:href="Pictures/100002000000015C0000012EFD8AD61B.gif" xlink:type="simple" xlink:show="embed" xlink:actuate="onLoad">
            <text:p/>
          </draw:image>
        </draw:frame>
        <draw:frame draw:style-name="gr1" draw:text-style-name="P1" draw:layer="layout" svg:width="5.223cm" svg:height="3.81cm" svg:x="17.51cm" svg:y="1cm">
          <draw:image xlink:href="../br-lgflag.gif" xlink:type="simple" xlink:show="embed" xlink:actuate="onLoad">
            <text:p/>
          </draw:image>
        </draw:frame>
        <draw:frame draw:style-name="gr1" draw:text-style-name="P1" draw:layer="layout" svg:width="3.81cm" svg:height="2.772cm" svg:x="10.625cm" svg:y="20.148cm">
          <draw:image xlink:href="../no-lgflag.gif" xlink:type="simple" xlink:show="embed" xlink:actuate="onLoad">
            <text:p/>
          </draw:image>
        </draw:frame>
        <draw:frame draw:style-name="gr1" draw:text-style-name="P1" draw:layer="layout" svg:width="4.339cm" svg:height="2.905cm" svg:x="13.16cm" svg:y="4.935cm">
          <draw:image xlink:href="../fr-lgflag.gif" xlink:type="simple" xlink:show="embed" xlink:actuate="onLoad">
            <text:p/>
          </draw:image>
        </draw:frame>
        <draw:ellipse draw:style-name="gr2" draw:text-style-name="P1" draw:layer="layout" svg:width="28.46cm" svg:height="9.42cm" svg:x="-1.325cm" svg:y="3.21cm">
          <text:p text:style-name="P1"/>
          <text:p text:style-name="P1"/>
          <text:p text:style-name="P1"/>
        </draw:ellipse>
        <draw:frame draw:style-name="gr1" draw:text-style-name="P1" draw:layer="layout" svg:width="8.156cm" svg:height="5.437cm" svg:x="6.739cm" svg:y="15.98cm">
          <draw:image xlink:href="../it-lgflag.gif" xlink:type="simple" xlink:show="embed" xlink:actuate="onLoad">
            <text:p/>
          </draw:image>
        </draw:frame>
        <draw:ellipse draw:style-name="gr2" draw:text-style-name="P1" draw:layer="layout" svg:width="20.36cm" svg:height="7.77cm" svg:x="7.375cm" svg:y="11.91cm">
          <text:p text:style-name="P1"/>
          <text:p text:style-name="P1"/>
          <text:p text:style-name="P1"/>
        </draw:ellipse>
        <draw:frame draw:style-name="gr3" draw:text-style-name="P3" draw:layer="layout" svg:width="27.035cm" svg:height="15.771cm" svg:x="-1.6cm" svg:y="4.06cm">
          <draw:text-box>
            <text:p text:style-name="P2"><text:span text:style-name="T1">quick</text:span></text:p>
            <text:p text:style-name="P2"><text:span text:style-name="T1">d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opacity draw:name="Transparency_20_6" draw:display-name="Transparency 6" draw:style="ellipsoid" draw:cx="50%" draw:cy="50%" draw:start="0%" draw:end="100%" draw:angle="0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22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ad Hughes</meta:initial-creator>
    <meta:creation-date>2010-10-26T13:31:05</meta:creation-date>
    <dc:date>2010-12-28T16:44:56</dc:date>
    <dc:creator>Thad Hughes</dc:creator>
    <meta:editing-duration>PT76H16M58S</meta:editing-duration>
    <meta:editing-cycles>9</meta:editing-cycles>
    <meta:generator>OpenOffice.org/3.2$Unix OpenOffice.org_project/320m18$Build-9502</meta:generator>
    <meta:document-statistic meta:object-count="26"/>
  </office:meta>
</office:document-meta>
</file>